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df797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e88aa" officeooo:paragraph-rsid="008e88aa" style:font-name-asian="DejaVu Math TeX Gyre" style:font-size-asian="16pt" style:font-weight-asian="bold" style:font-size-complex="16pt" style:font-weight-complex="bold"/>
    </style:style>
    <style:style style:name="T1" style:family="text">
      <style:text-properties officeooo:rsid="00ad4b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我命由我不由他</text:p>
      <text:p text:style-name="P4"/>
      <text:p text:style-name="P2">如果有槍</text:p>
      <text:p text:style-name="P2">我會提着槍去見魔鬼</text:p>
      <text:p text:style-name="P2">但我不會提着膝蓋</text:p>
      <text:p text:style-name="P2">去祈求它賞賜我什麼</text:p>
      <text:p text:style-name="P2">畢竟</text:p>
      <text:p text:style-name="P2">這世界 <text:s/>它又算什麼東西？</text:p>
      <text:p text:style-name="P1">是偉大的慈善家嗎？</text:p>
      <text:p text:style-name="P1"/>
      <text:p text:style-name="P1">人如果沒有博弈的資本</text:p>
      <text:p text:style-name="P1">別人又憑啥</text:p>
      <text:p text:style-name="P1">給你餡餅</text:p>
      <text:p text:style-name="P3">而不是癡心妄想的</text:p>
      <text:p text:style-name="P3">甜甜的陷阱？</text:p>
      <text:p text:style-name="P3">人因爲沒有堅守本分</text:p>
      <text:p text:style-name="P3">所以才常常掉入陷阱</text:p>
      <text:p text:style-name="P3">像一隻驢追着一根胡蘿蔔</text:p>
      <text:p text:style-name="P3">被操縱着</text:p>
      <text:p text:style-name="P3">迷失了本心和方向</text:p>
      <text:p text:style-name="P1"/>
      <text:p text:style-name="P1">認清本心</text:p>
      <text:p text:style-name="P1">才能安心和</text:p>
      <text:p text:style-name="P1">專注</text:p>
      <text:p text:style-name="P1"/>
      <text:p text:style-name="P1">我相信</text:p>
      <text:p text:style-name="P1">我命由我</text:p>
      <text:p text:style-name="P1">不由他</text:p>
      <text:p text:style-name="P1">想做的夢</text:p>
      <text:p text:style-name="P1">想見的人</text:p>
      <text:p text:style-name="P1">無需任何人點頭允許</text:p>
      <text:p text:style-name="P1">都在我們自己的掌心</text:p>
      <text:p text:style-name="P1">愛我所愛</text:p>
      <text:p text:style-name="P1">絕不會釋手</text:p>
      <text:p text:style-name="P1">即使是沒有了這一身</text:p>
      <text:p text:style-name="P1">無用的驅殼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28T06:27:29.681698296</dc:date>
    <meta:editing-duration>PT5H18M46S</meta:editing-duration>
    <meta:editing-cycles>151</meta:editing-cycles>
    <meta:document-statistic meta:table-count="0" meta:image-count="0" meta:object-count="0" meta:page-count="1" meta:paragraph-count="32" meta:word-count="203" meta:character-count="205" meta:non-whitespace-character-count="203"/>
  </office:meta>
</office:document-meta>
</file>